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fa113" officeooo:paragraph-rsid="000fa1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16479583340253183" text:style-name="L2">
        <text:list-item>
          <text:p text:style-name="P1"><text:a xlink:type="simple" xlink:href="https://www.google.com/search?biw=1339&amp;bih=1002&amp;tbm=isch&amp;sa=1&amp;ei=XQNLWv3KI6ehgge1yI0I&amp;q=tabbed+interface+different+heights&amp;oq=tabbed+interface+different+heights&amp;gs_l=psy-ab.3...8690.12255.0.12449.26.22.3.0.0.0.156.1923.16j6.22.0....0...1c.1.64.psy-ab..1.1.76...0i30k1j0i24k1.0.Cgo3hqtP_hQ" text:style-name="Internet_20_link" text:visited-style-name="Visited_20_Internet_20_Link">https://www.google.com/search?biw=1339&amp;bih=1002&amp;tbm=isch&amp;sa=1&amp;ei=XQNLWv3KI6ehgge1yI0I&amp;q=tabbed+interface+different+heights&amp;oq=tabbed+interface+different+heights&amp;gs_l=psy-ab.3...8690.12255.0.12449.26.22.3.0.0.0.156.1923.16j6.22.0....0...1c.1.64.psy-ab..1.1.76...0i30k1j0i24k1.0.Cgo3hqtP_hQ</text:a></text:p>
        </text:list-item>
        <text:list-item>
          <text:p text:style-name="P1"><text:a xlink:type="simple" xlink:href="https://www.google.com/search?q=tabs+of+different+heights&amp;oq=tabs+of+different+heights&amp;aqs=chrome..69i57.4897j0j7&amp;sourceid=chrome&amp;ie=UTF-8" text:style-name="Internet_20_link" text:visited-style-name="Visited_20_Internet_20_Link">https://www.google.com/search?q=tabs+of+different+heights&amp;oq=tabs+of+different+heights&amp;aqs=chrome..69i57.4897j0j7&amp;sourceid=chrome&amp;ie=UTF-8</text:a></text:p>
        </text:list-item>
        <text:list-item>
          <text:p text:style-name="P1"><text:a xlink:type="simple" xlink:href="https://stackoverflow.com/questions/32338793/bootstrap-tabs-with-different-title-lengths-have-different-heights" text:style-name="Internet_20_link" text:visited-style-name="Visited_20_Internet_20_Link">https://stackoverflow.com/questions/32338793/bootstrap-tabs-with-different-title-lengths-have-different-heights</text:a></text:p>
        </text:list-item>
        <text:list-item>
          <text:p text:style-name="P1"><text:a xlink:type="simple" xlink:href="https://www.google.com/search?q=active+tab+different+height&amp;source=lnms&amp;tbm=isch&amp;sa=X&amp;ved=0ahUKEwjLyZXxsbjYAhUjc98KHeWfACwQ_AUICygC&amp;biw=1339&amp;bih=1002#imgrc=LRQ5_OdA5YAXKM" text:style-name="Internet_20_link" text:visited-style-name="Visited_20_Internet_20_Link">https://www.google.com/search?q=active+tab+different+height&amp;source=lnms&amp;tbm=isch&amp;sa=X&amp;ved=0ahUKEwjLyZXxsbjYAhUjc98KHeWfACwQ_AUICygC&amp;biw=1339&amp;bih=1002#imgrc=LRQ5_OdA5YAXKM</text:a>:</text:p>
        </text:list-item>
        <text:list-item>
          <text:p text:style-name="P1"><text:a xlink:type="simple" xlink:href="https://stackoverflow.com/questions/36130748/height-of-the-first-tab-is-different-from-other-tabs" text:style-name="Internet_20_link" text:visited-style-name="Visited_20_Internet_20_Link">https://stackoverflow.com/questions/36130748/height-of-the-first-tab-is-different-from-other-tabs</text:a></text:p>
        </text:list-item>
        <text:list-item>
          <text:p text:style-name="P1"><text:a xlink:type="simple" xlink:href="https://www.google.com/imgres?imgurl=https%3A%2F%2Fhelp.sap.com%2Fdoc%2F6f338bfd6c4b1014bf24bee9c7a49ce8%2F7.01.19%2Fen-US%2Floio7a5c1b5577777a3ce10000000a174cb4_LowRes.png&amp;imgrefurl=https%3A%2F%2Fhelp.sap.com%2Fdoc%2F6f338bfd6c4b1014bf24bee9c7a49ce8%2F7.01.19%2Fen-US%2F4a5d89d9b3506ddee10000000a42189c.html&amp;docid=YxGEH8kj5-LIzM&amp;tbnid=HxjLh5Kw7SyqAM%3A&amp;vet=10ahUKEwjy1trysbjYAhWFYt8KHeEJANcQMwhmKB0wHQ..i&amp;w=300&amp;h=120&amp;itg=1&amp;bih=1002&amp;biw=1339&amp;q=active%20tab%20different%20height&amp;ved=0ahUKEwjy1trysbjYAhWFYt8KHeEJANcQMwhmKB0wHQ&amp;iact=mrc&amp;uact=8" text:style-name="Internet_20_link" text:visited-style-name="Visited_20_Internet_20_Link">https://www.google.com/imgres?imgurl=https%3A%2F%2Fhelp.sap.com%2Fdoc%2F6f338bfd6c4b1014bf24bee9c7a49ce8%2F7.01.19%2Fen-US%2Floio7a5c1b5577777a3ce10000000a174cb4_LowRes.png&amp;imgrefurl=https%3A%2F%2Fhelp.sap.com%2Fdoc%2F6f338bfd6c4b1014bf24bee9c7a49ce8%2F7.01.19%2Fen-US%2F4a5d89d9b3506ddee10000000a42189c.html&amp;docid=YxGEH8kj5-LIzM&amp;tbnid=HxjLh5Kw7SyqAM%3A&amp;vet=10ahUKEwjy1trysbjYAhWFYt8KHeEJANcQMwhmKB0wHQ..i&amp;w=300&amp;h=120&amp;itg=1&amp;bih=1002&amp;biw=1339&amp;q=active%20tab%20different%20height&amp;ved=0ahUKEwjy1trysbjYAhWFYt8KHeEJANcQMwhmKB0wHQ&amp;iact=mrc&amp;uact=8</text:a></text:p>
        </text:list-item>
        <text:list-item>
          <text:p text:style-name="P1"><text:a xlink:type="simple" xlink:href="https://storage.googleapis.com/material-design/publish/material_v_12/assets/0B7WCemMG6e0VaWdBdnhMT3ViXzQ/components-tabs.png" text:style-name="Internet_20_link" text:visited-style-name="Visited_20_Internet_20_Link">https://storage.googleapis.com/material-design/publish/material_v_12/assets/0B7WCemMG6e0VaWdBdnhMT3ViXzQ/components-tabs.png</text:a></text:p>
        </text:list-item>
        <text:list-item>
          <text:p text:style-name="P1"><text:a xlink:type="simple" xlink:href="https://www.google.com/search?q=openframeworks+color+picker&amp;source=lnms&amp;tbm=isch&amp;sa=X&amp;ved=0ahUKEwiL_6nRsrjYAhUBUd8KHaJQDHUQ_AUICigB&amp;biw=1339&amp;bih=1002#imgrc=MB0Ph5dq4NtJKM" text:style-name="Internet_20_link" text:visited-style-name="Visited_20_Internet_20_Link">https://www.google.com/search?q=openframeworks+color+picker&amp;source=lnms&amp;tbm=isch&amp;sa=X&amp;ved=0ahUKEwiL_6nRsrjYAhUBUd8KHaJQDHUQ_AUICigB&amp;biw=1339&amp;bih=1002#imgrc=MB0Ph5dq4NtJKM</text:a>:</text:p>
        </text:list-item>
        <text:list-item>
          <text:p text:style-name="P1"><text:a xlink:type="simple" xlink:href="https://forum.openframeworks.cc/t/color-picker/2456" text:style-name="Internet_20_link" text:visited-style-name="Visited_20_Internet_20_Link">https://forum.openframeworks.cc/t/color-picker/2456</text:a></text:p>
        </text:list-item>
        <text:list-item>
          <text:p text:style-name="P1"><text:a xlink:type="simple" xlink:href="https://forum.openframeworks.cc/uploads/default/6162/45b635caa728ae3f.jpg" text:style-name="Internet_20_link" text:visited-style-name="Visited_20_Internet_20_Link">https://forum.openframeworks.cc/uploads/default/6162/45b635caa728ae3f.jpg</text:a></text:p>
        </text:list-item>
        <text:list-item>
          <text:p text:style-name="P1"><text:a xlink:type="simple" xlink:href="http://www.julapy.com/blog/2009/09/09/triangle-field/" text:style-name="Internet_20_link" text:visited-style-name="Visited_20_Internet_20_Link">http://www.julapy.com/blog/2009/09/09/triangle-field/</text:a></text:p>
        </text:list-item>
        <text:list-item>
          <text:p text:style-name="P1"><text:a xlink:type="simple" xlink:href="https://www.google.com/search?q=openframeworks+slider&amp;source=lnms&amp;tbm=isch&amp;sa=X&amp;ved=0ahUKEwjV87zxs7jYAhXkQt8KHaubA-cQ_AUICygC&amp;biw=1339&amp;bih=953" text:style-name="Internet_20_link" text:visited-style-name="Visited_20_Internet_20_Link">https://www.google.com/search?q=openframeworks+slider&amp;source=lnms&amp;tbm=isch&amp;sa=X&amp;ved=0ahUKEwjV87zxs7jYAhXkQt8KHaubA-cQ_AUICygC&amp;biw=1339&amp;bih=953</text:a></text:p>
        </text:list-item>
        <text:list-item>
          <text:p text:style-name="P1"><text:a xlink:type="simple" xlink:href="http://openframeworks.cc/learning/01_basics/how_to_create_slider/" text:style-name="Internet_20_link" text:visited-style-name="Visited_20_Internet_20_Link">http://openframeworks.cc/learning/01_basics/how_to_create_slider/</text:a></text:p>
        </text:list-item>
        <text:list-item>
          <text:p text:style-name="P1"><text:a xlink:type="simple" xlink:href="http://openframeworks.cc/documentation/ofxGui/ofxSlider/" text:style-name="Internet_20_link" text:visited-style-name="Visited_20_Internet_20_Link">http://openframeworks.cc/documentation/ofxGui/ofxSlider/</text:a></text:p>
        </text:list-item>
        <text:list-item>
          <text:p text:style-name="P1"><text:a xlink:type="simple" xlink:href="https://www.google.com/imgres?imgurl=https%3A%2F%2Fforum.openframeworks.cc%2Fuploads%2Fdefault%2F5394%2Ff8923805051bfe6a.jpg&amp;imgrefurl=https%3A%2F%2Fforum.openframeworks.cc%2Ft%2Fanother-gui%2F1469&amp;docid=k0cuuulH2Q6MtM&amp;tbnid=3XvPTZIB0ilTHM%3A&amp;vet=10ahUKEwirktz2s7jYAhWqk-AKHRe5A_4QMwhDKAQwBA..i&amp;w=751&amp;h=480&amp;bih=953&amp;biw=1339&amp;q=openframeworks%20slider&amp;ved=0ahUKEwirktz2s7jYAhWqk-AKHRe5A_4QMwhDKAQwBA&amp;iact=mrc&amp;uact=8" text:style-name="Internet_20_link" text:visited-style-name="Visited_20_Internet_20_Link">https://www.google.com/imgres?imgurl=https%3A%2F%2Fforum.openframeworks.cc%2Fuploads%2Fdefault%2F5394%2Ff8923805051bfe6a.jpg&amp;imgrefurl=https%3A%2F%2Fforum.openframeworks.cc%2Ft%2Fanother-gui%2F1469&amp;docid=k0cuuulH2Q6MtM&amp;tbnid=3XvPTZIB0ilTHM%3A&amp;vet=10ahUKEwirktz2s7jYAhWqk-AKHRe5A_4QMwhDKAQwBA..i&amp;w=751&amp;h=480&amp;bih=953&amp;biw=1339&amp;q=openframeworks%20slider&amp;ved=0ahUKEwirktz2s7jYAhWqk-AKHRe5A_4QMwhDKAQwBA&amp;iact=mrc&amp;uact=8</text:a></text:p>
        </text:list-item>
        <text:list-item>
          <text:p text:style-name="P1"><text:a xlink:type="simple" xlink:href="https://www.google.com/imgres?imgurl=https%3A%2F%2Fbraitsch.github.io%2FofxDatGui%2Fimg%2Fofxdatgui_.png&amp;imgrefurl=https%3A%2F%2Fbraitsch.github.io%2FofxDatGui%2F&amp;docid=6UqmjrJyjkFy9M&amp;tbnid=1Cfi3aP2DIWYiM%3A&amp;vet=10ahUKEwirktz2s7jYAhWqk-AKHRe5A_4QMwg_KAAwAA..i&amp;w=2160&amp;h=1377&amp;bih=953&amp;biw=1339&amp;q=openframeworks%20slider&amp;ved=0ahUKEwirktz2s7jYAhWqk-AKHRe5A_4QMwg_KAAwAA&amp;iact=mrc&amp;uact=8" text:style-name="Internet_20_link" text:visited-style-name="Visited_20_Internet_20_Link">https://www.google.com/imgres?imgurl=https%3A%2F%2Fbraitsch.github.io%2FofxDatGui%2Fimg%2Fofxdatgui_.png&amp;imgrefurl=https%3A%2F%2Fbraitsch.github.io%2FofxDatGui</text:a><text:soft-page-break/><text:a xlink:type="simple" xlink:href="https://www.google.com/imgres?imgurl=https%3A%2F%2Fbraitsch.github.io%2FofxDatGui%2Fimg%2Fofxdatgui_.png&amp;imgrefurl=https%3A%2F%2Fbraitsch.github.io%2FofxDatGui%2F&amp;docid=6UqmjrJyjkFy9M&amp;tbnid=1Cfi3aP2DIWYiM%3A&amp;vet=10ahUKEwirktz2s7jYAhWqk-AKHRe5A_4QMwg_KAAwAA..i&amp;w=2160&amp;h=1377&amp;bih=953&amp;biw=1339&amp;q=openframeworks%20slider&amp;ved=0ahUKEwirktz2s7jYAhWqk-AKHRe5A_4QMwg_KAAwAA&amp;iact=mrc&amp;uact=8" text:style-name="Internet_20_link" text:visited-style-name="Visited_20_Internet_20_Link">%2F&amp;docid=6UqmjrJyjkFy9M&amp;tbnid=1Cfi3aP2DIWYiM%3A&amp;vet=10ahUKEwirktz2s7jYAhWqk-AKHRe5A_4QMwg_KAAwAA..i&amp;w=2160&amp;h=1377&amp;bih=953&amp;biw=1339&amp;q=openframeworks%20slider&amp;ved=0ahUKEwirktz2s7jYAhWqk-AKHRe5A_4QMwg_KAAwAA&amp;iact=mrc&amp;uact=8</text:a></text:p>
        </text:list-item>
        <text:list-item>
          <text:p text:style-name="P1"><text:a xlink:type="simple" xlink:href="https://braitsch.github.io/ofxDatGui/" text:style-name="Internet_20_link" text:visited-style-name="Visited_20_Internet_20_Link">https://braitsch.github.io/ofxDatGui/</text:a></text:p>
        </text:list-item>
        <text:list-item>
          <text:p text:style-name="P1"><text:a xlink:type="simple" xlink:href="https://www.google.com/imgres?imgurl=https%3A%2F%2Fforum.openframeworks.cc%2Fuploads%2Fdefault%2F5619%2Fc766ae0cd153fc7e.jpg&amp;imgrefurl=https%3A%2F%2Fforum.openframeworks.cc%2Ft%2Fofxsimplegui-the-world-simplest-gui%2F1111&amp;docid=bO1E8WxgNX9wAM&amp;tbnid=JZwwirNLD5GozM%3A&amp;vet=10ahUKEwirktz2s7jYAhWqk-AKHRe5A_4QMwhEKAUwBQ..i&amp;w=500&amp;h=377&amp;bih=953&amp;biw=1339&amp;q=openframeworks%20slider&amp;ved=0ahUKEwirktz2s7jYAhWqk-AKHRe5A_4QMwhEKAUwBQ&amp;iact=mrc&amp;uact=8" text:style-name="Internet_20_link" text:visited-style-name="Visited_20_Internet_20_Link">https://www.google.com/imgres?imgurl=https%3A%2F%2Fforum.openframeworks.cc%2Fuploads%2Fdefault%2F5619%2Fc766ae0cd153fc7e.jpg&amp;imgrefurl=https%3A%2F%2Fforum.openframeworks.cc%2Ft%2Fofxsimplegui-the-world-simplest-gui%2F1111&amp;docid=bO1E8WxgNX9wAM&amp;tbnid=JZwwirNLD5GozM%3A&amp;vet=10ahUKEwirktz2s7jYAhWqk-AKHRe5A_4QMwhEKAUwBQ..i&amp;w=500&amp;h=377&amp;bih=953&amp;biw=1339&amp;q=openframeworks%20slider&amp;ved=0ahUKEwirktz2s7jYAhWqk-AKHRe5A_4QMwhEKAUwBQ&amp;iact=mrc&amp;uact=8</text:a></text:p>
        </text:list-item>
        <text:list-item>
          <text:p text:style-name="P1"><text:a xlink:type="simple" xlink:href="https://www.google.com/imgres?imgurl=https%3A%2F%2Fi.ytimg.com%2Fvi%2Fb4xCKMbL9EE%2Fmaxresdefault.jpg&amp;imgrefurl=https%3A%2F%2Fwww.youtube.com%2Fwatch%3Fv%3Db4xCKMbL9EE&amp;docid=wBksHoJ7t03YMM&amp;tbnid=ht4C6lEqSHmcZM%3A&amp;vet=10ahUKEwirktz2s7jYAhWqk-AKHRe5A_4QMwhAKAEwAQ..i&amp;w=1280&amp;h=720&amp;bih=953&amp;biw=1339&amp;q=openframeworks%20slider&amp;ved=0ahUKEwirktz2s7jYAhWqk-AKHRe5A_4QMwhAKAEwAQ&amp;iact=mrc&amp;uact=8" text:style-name="Internet_20_link" text:visited-style-name="Visited_20_Internet_20_Link">https://www.google.com/imgres?imgurl=https%3A%2F%2Fi.ytimg.com%2Fvi%2Fb4xCKMbL9EE%2Fmaxresdefault.jpg&amp;imgrefurl=https%3A%2F%2Fwww.youtube.com%2Fwatch%3Fv%3Db4xCKMbL9EE&amp;docid=wBksHoJ7t03YMM&amp;tbnid=ht4C6lEqSHmcZM%3A&amp;vet=10ahUKEwirktz2s7jYAhWqk-AKHRe5A_4QMwhAKAEwAQ..i&amp;w=1280&amp;h=720&amp;bih=953&amp;biw=1339&amp;q=openframeworks%20slider&amp;ved=0ahUKEwirktz2s7jYAhWqk-AKHRe5A_4QMwhAKAEwAQ&amp;iact=mrc&amp;uact=8</text:a></text:p>
        </text:list-item>
        <text:list-item>
          <text:p text:style-name="P1"><text:a xlink:type="simple" xlink:href="https://www.google.com/imgres?imgurl=https%3A%2F%2Fforum.openframeworks.cc%2Fuploads%2Fdefault%2F3446%2F95673e8980e334a4.png&amp;imgrefurl=https%3A%2F%2Fforum.openframeworks.cc%2Ft%2Fofxuiscrollablecanvas-with-fbo%2F14983&amp;docid=iJuT7iepruOTPM&amp;tbnid=-RG0p-hAoq0GWM%3A&amp;vet=10ahUKEwirktz2s7jYAhWqk-AKHRe5A_4QMwhNKA4wDg..i&amp;w=652&amp;h=544&amp;bih=953&amp;biw=1339&amp;q=openframeworks%20slider&amp;ved=0ahUKEwirktz2s7jYAhWqk-AKHRe5A_4QMwhNKA4wDg&amp;iact=mrc&amp;uact=8" text:style-name="Internet_20_link" text:visited-style-name="Visited_20_Internet_20_Link">https://www.google.com/imgres?imgurl=https%3A%2F%2Fforum.openframeworks.cc%2Fuploads%2Fdefault%2F3446%2F95673e8980e334a4.png&amp;imgrefurl=https%3A%2F%2Fforum.openframeworks.cc%2Ft%2Fofxuiscrollablecanvas-with-fbo%2F14983&amp;docid=iJuT7iepruOTPM&amp;tbnid=-RG0p-hAoq0GWM%3A&amp;vet=10ahUKEwirktz2s7jYAhWqk-AKHRe5A_4QMwhNKA4wDg..i&amp;w=652&amp;h=544&amp;bih=953&amp;biw=1339&amp;q=openframeworks%20slider&amp;ved=0ahUKEwirktz2s7jYAhWqk-AKHRe5A_4QMwhNKA4wDg&amp;iact=mrc&amp;uact=8</text:a></text:p>
        </text:list-item>
        <text:list-item>
          <text:p text:style-name="P1"><text:a xlink:type="simple" xlink:href="https://www.google.com/imgres?imgurl=https%3A%2F%2Fforum.openframeworks.cc%2Fuploads%2Fdefault%2F_optimized%2Fdd7%2Fbbe%2Fdf0a86c881_599x500.png&amp;imgrefurl=https%3A%2F%2Fforum.openframeworks.cc%2Ft%2Fofxuiscrollablecanvas-with-fbo%2F14983&amp;docid=iJuT7iepruOTPM&amp;tbnid=GuIlMFpsk5r3JM%3A&amp;vet=10ahUKEwirktz2s7jYAhWqk-AKHRe5A_4QMwhQKBEwEQ..i&amp;w=599&amp;h=500&amp;bih=953&amp;biw=1339&amp;q=openframeworks%20slider&amp;ved=0ahUKEwirktz2s7jYAhWqk-AKHRe5A_4QMwhQKBEwEQ&amp;iact=mrc&amp;uact=8" text:style-name="Internet_20_link" text:visited-style-name="Visited_20_Internet_20_Link">https://www.google.com/imgres?imgurl=https%3A%2F%2Fforum.openframeworks.cc%2Fuploads%2Fdefault%2F_optimized%2Fdd7%2Fbbe%2Fdf0a86c881_599x500.png&amp;imgrefurl=https%3A%2F%2Fforum.openframeworks.cc%2Ft%2Fofxuiscrollablecanvas-with-fbo%2F14983&amp;docid=iJuT7iepruOTPM&amp;tbnid=GuIlMFpsk5r3JM%3A&amp;vet=10ahUKEwirktz2s7jYAhWqk-AKHRe5A_4QMwhQKBEwEQ..i&amp;w=599&amp;h=500&amp;bih=953&amp;biw=1339&amp;q=openframeworks%20slider&amp;ved=0ahUKEwirktz2s7jYAhWqk-AKHRe5A_4QMwhQKBEwEQ&amp;iact=mrc&amp;uact=8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8-01-02T08:12:42.922412107</meta:creation-date>
    <dc:date>2018-01-05T20:39:20.191573838</dc:date>
    <dc:creator>Jason Ko</dc:creator>
    <meta:editing-duration>P3DT12H16M27S</meta:editing-duration>
    <meta:editing-cycles>1</meta:editing-cycles>
    <meta:document-statistic meta:table-count="0" meta:image-count="0" meta:object-count="0" meta:page-count="2" meta:paragraph-count="21" meta:word-count="42" meta:character-count="4672" meta:non-whitespace-character-count="4672"/>
    <meta:generator>LibreOffice/5.1.6.2$Linux_X86_64 LibreOffice_project/10m0$Build-2</meta:generator>
  </office:meta>
</office:document-meta>
</file>